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8.28mm"/>
    </style:style>
    <style:style style:name="co2" style:family="table-column">
      <style:table-column-properties fo:break-before="auto" style:column-width="274.13mm"/>
    </style:style>
    <style:style style:name="co3" style:family="table-column">
      <style:table-column-properties fo:break-before="auto" style:column-width="258.15mm"/>
    </style:style>
    <style:style style:name="co4" style:family="table-column">
      <style:table-column-properties fo:break-before="auto" style:column-width="68.6mm"/>
    </style:style>
    <style:style style:name="co5" style:family="table-column">
      <style:table-column-properties fo:break-before="auto" style:column-width="56.83mm"/>
    </style:style>
    <style:style style:name="co6" style:family="table-column">
      <style:table-column-properties fo:break-before="auto" style:column-width="48.74mm"/>
    </style:style>
    <style:style style:name="co7" style:family="table-column">
      <style:table-column-properties fo:break-before="auto" style:column-width="37.82mm"/>
    </style:style>
    <style:style style:name="co8" style:family="table-column">
      <style:table-column-properties fo:break-before="auto" style:column-width="163.51mm"/>
    </style:style>
    <style:style style:name="ro1" style:family="table-row">
      <style:table-row-properties style:row-height="5.56mm" fo:break-before="auto" style:use-optimal-row-height="true"/>
    </style:style>
    <style:style style:name="ro2" style:family="table-row">
      <style:table-row-properties style:row-height="11.11mm" fo:break-before="auto" style:use-optimal-row-height="false"/>
    </style:style>
    <style:style style:name="ro3" style:family="table-row">
      <style:table-row-properties style:row-height="5.56mm" fo:break-before="auto" style:use-optimal-row-height="false"/>
    </style:style>
    <style:style style:name="ta1" style:family="table" style:master-page-name="PageStyle_5f_System_20_To_20_User">
      <style:table-properties table:display="true" style:writing-mode="lr-tb"/>
    </style:style>
    <style:style style:name="ta2" style:family="table" style:master-page-name="PageStyle_5f_Failure_20_Cases">
      <style:table-properties table:display="true" style:writing-mode="lr-tb"/>
    </style:style>
    <style:style style:name="ta3" style:family="table" style:master-page-name="PageStyle_5f_System_20_To_20_User_20_With_20_Organiser">
      <style:table-properties table:display="true" style:writing-mode="lr-tb"/>
    </style:style>
    <style:style style:name="ta4" style:family="table" style:master-page-name="PageStyle_5f_System_20_To_20_Organiser">
      <style:table-properties table:display="true" style:writing-mode="lr-tb"/>
    </style:style>
    <style:style style:name="ta5" style:family="table" style:master-page-name="PageStyle_5f_User_20_To_20_Golden_20_Ticket">
      <style:table-properties table:display="true" style:writing-mode="lr-tb"/>
    </style:style>
    <number:text-style style:name="N100">
      <number:text-content/>
    </number:text-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231f2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Cambria"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mbria"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rotation-align="none"/>
      <style:text-properties fo:color="#1155cc"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231f2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ystem To User"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number-columns-repeated="2" table:default-cell-style-name="Default"/>
        <table:table-column table:style-name="co1" table:number-columns-repeated="1016" table:default-cell-style-name="Default"/>
        <table:table-row table:style-name="ro1">
          <table:table-cell table:style-name="ce1"/>
          <table:table-cell table:style-name="ce3" office:value-type="string" calcext:value-type="string">
            <text:p>ADD USER NUMBER TO A GROUP CHAT SYSTEM</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4" office:value-type="string" calcext:value-type="string">
            <text:p>SET CHAT NAME TO:</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5" office:value-type="string" calcext:value-type="string">
            <text:p>Movemen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6"/>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4" office:value-type="string" calcext:value-type="string">
            <text:p>SET CHAT DESCRIPTION TO:</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5" office:value-type="string" calcext:value-type="string">
            <text:p>Chatting with Movement. Movement is a beta app from Common Knowledge, a cooperative based in Hackney.</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6"/>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7" office:value-type="string" calcext:value-type="string">
            <text:p>Welcome to Movement! I'm Alex from the team, here to get you started. To begin with we need to know a couple of things to match you with events and campaigns in your area. Any questions you have just let me know.</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7" office:value-type="string" calcext:value-type="string">
            <text:p>What are the issues most important to you in Hackney? Pick as many as you want!</text:p>
            <text:p>1. 🏥 Healthcare service cuts</text:p>
            <text:p>2. 🎓 Education cuts</text:p>
            <text:p>3. 💵 Poor wages + working conditions</text:p>
            <text:p>4. 👣 Homelessness</text:p>
            <text:p>5. 🏚 Rent + housing</text:p>
            <text:p>6. ☀️ Climate change + pollution</text:p>
            <text:p>7. ✋🏾 Racism + migrant rights</text:p>
            <text:p>8. ⚧  Gender + sexual discrimination</text:p>
            <text:p>9. Something else – tell us!</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7" office:value-type="string" calcext:value-type="string">
            <text:p>Thanks. I'm now going to match these issues which are important to you to relevant events, campaigns and people in Hackney. This might take a moment ⏳</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7" office:value-type="string" calcext:value-type="string">
            <text:p>✅ We've picked out the top three results we think would be most interesting to you.</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4" office:value-type="string" calcext:value-type="string">
            <text:p>&gt; DOES NOT WANT TO GO</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7" office:value-type="string" calcext:value-type="string">
            <text:p>No problem at all. Trying again. ⏳</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6"/>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4" office:value-type="string" calcext:value-type="string">
            <text:p>~~put selected event here~~~ (SHIFT + COMMAND + V on the row)</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2" office:value-type="string" calcext:value-type="string">
            <text:p>Event</text:p>
          </table:table-cell>
          <table:table-cell table:style-name="ce8" office:value-type="string" calcext:value-type="string">
            <text:p>☀️ Climate change + pollution</text:p>
          </table:table-cell>
          <table:table-cell table:style-name="ce22" office:value-type="string" calcext:value-type="string">
            <text:p>Divest Hackney</text:p>
          </table:table-cell>
          <table:table-cell table:style-name="ce22" office:value-type="string" calcext:value-type="string">
            <text:p>Festive Fossil Free Action &amp; Celebration</text:p>
          </table:table-cell>
          <table:table-cell table:style-name="ce23" office:value-type="string" calcext:value-type="string">
            <text:p>Hackney Town Hall, Mare Street, E8 1EA</text:p>
          </table:table-cell>
          <table:table-cell table:style-name="ce25" office:value-type="string" calcext:value-type="string">
            <text:p><text:s/>12 <text:s/>Dec</text:p>
          </table:table-cell>
          <table:table-cell table:style-name="ce25" office:value-type="string" calcext:value-type="string">
            <text:p>6 PM</text:p>
          </table:table-cell>
          <table:table-cell table:style-name="ce26"/>
          <table:table-cell table:style-name="ce26" office:value-type="string" calcext:value-type="string">
            <text:p>Ho ho ho! On Weds 12th December Hackney Council is having their final Pension Committee Meeting of 2018 and we'll be joining them to remind them that when it comes to fossil fuel investments there's no being nice - only naughty. </text:p>
            <text:p/>
            <text:p>We'll be gathering outside of Hackney Town Hall at 6pm, impersonating Hackney Council which has stolen our future all dressed up as grinches, and sing some fossil free carol songs. Dress smart if you can and bring a Xmas hat if you have one, and we'll provide grinch masks and facepaint!</text:p>
            <text:p/>
            <text:p>We'll then head into the Pension's meeting together and deliver some Christmas card to the councillors on the Pension Fund Committee, with messages from local children and residents asking them to stop investing in climate destruction. </text:p>
            <text:p/>
            <text:p>Anyone is welcome! </text:p>
            <text:p/>
            <text:p>After the meeting (or halfway into it) we'll head to a pub nearby for a Xmas celebration meal and drinks. We'd love to see you there, whether you can make it to the action or not!</text:p>
            <text:p/>
            <text:p>Post below or email divesthackney@gmail.com with any questions and hope to see you there! </text:p>
          </table:table-cell>
          <table:table-cell table:style-name="ce27" office:value-type="string" calcext:value-type="string">
            <text:p><text:a xlink:href="https://www.facebook.com/events/2001110466649448/" xlink:type="simple">https://www.facebook.com/events/2001110466649448/</text:a></text:p>
          </table:table-cell>
          <table:table-cell table:style-name="ce26" office:value-type="string" calcext:value-type="string">
            <text:p>We're asking Hackney Council to tackle climate change by ending its investments in fossil fuels. Join us at 7pm on 1st &amp; 3rd Tues of the month. Location varies.</text:p>
          </table:table-cell>
          <table:table-cell table:style-name="ce28" office:value-type="string" calcext:value-type="string">
            <text:p><text:a xlink:href="https://www.facebook.com/divesthackney/" xlink:type="simple">https://www.facebook.com/divesthackney/</text:a></text:p>
          </table:table-cell>
          <table:table-cell table:style-name="ce26" table:number-columns-repeated="16"/>
          <table:table-cell table:number-columns-repeated="996"/>
        </table:table-row>
        <table:table-row table:style-name="ro1" table:number-rows-repeated="2">
          <table:table-cell table:style-name="ce1"/>
          <table:table-cell table:style-name="ce6"/>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3"/>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6"/>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3" office:value-type="string" calcext:value-type="string">
            <text:p>PAUSE TO FIND A LOCATION</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7" table:formula="of:=CONCATENATE(&quot;We have found an event run by &quot;; [.C17]; &quot; on &quot;; [.F17] ;&quot; that matches your interest in &quot;;[.B17]; &quot;. &quot;;[.D17]; &quot; is being held at &quot;; [.E17]; &quot; at &quot;;[.G17];&quot;.&#10;&#10;Would you like to attend the event?&quot;)" office:value-type="string" office:string-value="We have found an event run by Divest Hackney on  12  Dec that matches your interest in ☀️ Climate change + pollution. Festive Fossil Free Action &amp; Celebration is being held at Hackney Town Hall, Mare Street, E8 1EA at 6 PM.&#10;&#10;Would you like to attend the event?" calcext:value-type="string">
            <text:p>We have found an event run by Divest Hackney on  12  Dec that matches your interest in ☀️ Climate change + pollution. Festive Fossil Free Action &amp; Celebration is being held at Hackney Town Hall, Mare Street, E8 1EA at 6 PM.</text:p>
            <text:p/>
            <text:p>Would you like to attend the even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7" table:formula="of:=CONCATENATE(&quot;```We have found a campaign in your area that matches your interest in &quot;;[.B17];&quot;.&#10;&#10;Would you like to find out more about how you can get involved in their work?```&quot;)" office:value-type="string" office:string-value="```We have found a campaign in your area that matches your interest in ☀️ Climate change + pollution.&#10;&#10;Would you like to find out more about how you can get involved in their work?```" calcext:value-type="string">
            <text:p>```We have found a campaign in your area that matches your interest in ☀️ Climate change + pollution.</text:p>
            <text:p/>
            <text:p>Would you like to find out more about how you can get involved in their work?```</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7"/>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3" office:value-type="string" calcext:value-type="string">
            <text:p>SOMETHING ELSE?</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7" table:formula="of:=CONCATENATE(&quot;```Ok, here is something else that matches your interests in &quot;; [.C17]; &quot; on &quot;; [.F17] ;&quot; that matches your interest in &quot;;[.B17]; &quot;. &quot;;[.D17]; &quot; is being held at &quot;; [.E17]; &quot; at &quot;;[.G17];&quot;.&#10;&#10;Would you like to attend the event?```&quot;)" office:value-type="string" office:string-value="```Ok, here is something else that matches your interests in Divest Hackney on  12  Dec that matches your interest in ☀️ Climate change + pollution. Festive Fossil Free Action &amp; Celebration is being held at Hackney Town Hall, Mare Street, E8 1EA at 6 PM.&#10;&#10;Would you like to attend the event?```" calcext:value-type="string">
            <text:p>```Ok, here is something else that matches your interests in Divest Hackney on  12  Dec that matches your interest in ☀️ Climate change + pollution. Festive Fossil Free Action &amp; Celebration is being held at Hackney Town Hall, Mare Street, E8 1EA at 6 PM.</text:p>
            <text:p/>
            <text:p>Would you like to attend the even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7" office:value-type="string" calcext:value-type="string">
            <text:p>```No problem, we will match your interests to more events and campaigns and get back to you in a moment with more options.```</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3" office:value-type="string" calcext:value-type="string">
            <text:p>NOTHING FOUND - PROMPT TO SELF-ORGANISE</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table:formula="of:=CONCATENATE(&quot;```Unfortunately, there doesn’t seem to be anything that matches your interest in &quot;;[.B17];&quot; in Hackney at the moment.```&quot;)" office:value-type="string" office:string-value="```Unfortunately, there doesn’t seem to be anything that matches your interest in ☀️ Climate change + pollution in Hackney at the moment.```" calcext:value-type="string">
            <text:p>```Unfortunately, there doesn’t seem to be anything that matches your interest in ☀️ Climate change + pollution in Hackney at the momen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table:formula="of:=CONCATENATE(&quot;```However, we know there are four more people who would like to organise around &quot;;[.B17];&quot; in Hackney! You could meet up as soon as tomorrow.```&quot;)" office:value-type="string" office:string-value="```However, we know there are four more people who would like to organise around ☀️ Climate change + pollution in Hackney! You could meet up as soon as tomorrow.```" calcext:value-type="string">
            <text:p>```However, we know there are four more people who would like to organise around ☀️ Climate change + pollution in Hackney! You could meet up as soon as tomorrow.```</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0" office:value-type="string" calcext:value-type="string">
            <text:p>```Should we introduce you in a new whatsapp group?```</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number-rows-repeated="2">
          <table:table-cell table:style-name="ce1"/>
          <table:table-cell table:style-name="ce9"/>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1" office:value-type="string" calcext:value-type="string">
            <text:p>ANSWER ANY QUESTIONS ON THE FLY - THESE ARE LEARNING ABOUT THIS OPTION</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You can leave at any time if it isn’t for you by leaving the group. Like you, the group will not have done anything like this before. </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Thanks so much. We aren’t ready to start introducing people to one another yet. This is a limited version of the final functionality of the _Movement_.```</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However when we have this ready we’ll let you know right away.```</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3" office:value-type="string" calcext:value-type="string">
            <text:p>USER CHOSES SUCCESSFULLY</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2" office:value-type="string" calcext:value-type="string">
            <text:p>Right on! ✊</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2">
          <table:table-cell table:style-name="ce1" office:value-type="string" calcext:value-type="string">
            <text:p>Send this to the user</text:p>
          </table:table-cell>
          <table:table-cell table:style-name="ce13" table:formula="of:=HYPERLINK(CONCATENATE(&quot;https://az0qty18ne.execute-api.us-east-2.amazonaws.com/prod/download?title=&quot;;[.D17];&quot;&amp;start=&quot;;[.G17];&quot; &quot;;[.F17];&quot;&amp;duration=60&amp;organizer=&quot;;[.C17];&quot;&amp;location=&quot;;[.E17];&quot;&amp;url=&quot;;encodeurl([.J17]);&quot;&amp;description=&quot;;[.I17]); &quot;Generate Calendar Event file&quot;)" office:value-type="string" office:string-value="" calcext:value-type="error">
            <text:p>#NAME?</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2" office:value-type="string" calcext:value-type="string">
            <text:p>```🗓 Here’s a calendar invite to the event.</text:p>
            <text:p>⏰ We’ll send you a reminder closer to the time.```</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2" office:value-type="string" calcext:value-type="string">
            <text:p>```Seeing as it is your first time, would you like to speak to one of the organisers of this event so you have a friendly face in the room? 👋```</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office:value-type="string" calcext:value-type="string">
            <text:p>Set reminders</text:p>
          </table:table-cell>
          <table:table-cell table:style-name="ce14" office:value-type="string" calcext:value-type="string">
            <text:p><text:a xlink:href="https://webcal.soverin.net/" xlink:type="simple">https://webcal.soverin.net/</text:a></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office:value-type="string" calcext:value-type="string">
            <text:p>- before event</text:p>
          </table:table-cell>
          <table:table-cell table:style-name="ce6"/>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office:value-type="string" calcext:value-type="string">
            <text:p>- after event</text:p>
          </table:table-cell>
          <table:table-cell table:style-name="ce3" office:value-type="string" calcext:value-type="string">
            <text:p>USER SAYS YES</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 <text:s/>Great! Just putting that together for you, one momen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3" office:value-type="string" calcext:value-type="string">
            <text:p>POST CHAT WITH ORGANISER QUESTION</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5" office:value-type="string" calcext:value-type="string">
            <text:p>```How would you rate your chat with the event organiser? Please score between 1 (poor) and 5 (excellen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3"/>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3" office:value-type="string" calcext:value-type="string">
            <text:p>REMINDER</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table:formula="of:=CONCATENATE(&quot;```⏰ Hi there! Just a reminder that the meeting with &quot;;[.C17];&quot; at &quot;;[.E17];&quot;  is at &quot;;[.G17];&quot; today!```&quot;)" office:value-type="string" office:string-value="```⏰ Hi there! Just a reminder that the meeting with Divest Hackney at Hackney Town Hall, Mare Street, E8 1EA  is at 6 PM today!```" calcext:value-type="string">
            <text:p>```⏰ Hi there! Just a reminder that the meeting with Divest Hackney at Hackney Town Hall, Mare Street, E8 1EA <text:s/>is at 6 PM today!```</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3" office:value-type="string" calcext:value-type="string">
            <text:p>POST EVENT FEEDBACK - NEXT DAY</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2" office:value-type="string" calcext:value-type="string">
            <text:p>```Hi there! We were wondering if you attended your event yesterday?```</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3" office:value-type="string" calcext:value-type="string">
            <text:p>&gt; IF NO</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That's OK! If possible, can you let us know the reason for not attending? Finding out more about why people choose not to attend events will help us improve our produc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For example, it could be the event clashed with something else, or you decided not to go, or something came up. It's completely fine, whatever it might be, we are just interested to know 😊```</text:p>
            <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6" office:value-type="string" calcext:value-type="string">
            <text:p>&gt; RESPOND TO REASON</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5" office:value-type="string" calcext:value-type="string">
            <text:p>```No problem at all.```</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3" office:value-type="string" calcext:value-type="string">
            <text:p>&gt; IF YES</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 Thanks for using _Movement_. We'd love to get more feedback. We're sending you a short survey that you can fill out to help us improve our service! ```</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7" office:value-type="string" calcext:value-type="string">
            <text:p>```How would you rate your experience of the event? Please score between 1 (poor) and 5 (excellen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7" office:value-type="string" calcext:value-type="string">
            <text:p>```How likely is it that you would recommend this event to a friend? Please score between 1 (very unlikely and 5 (very likely)```</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7" office:value-type="string" calcext:value-type="string">
            <text:p>```Prior to the event, how much of the information that you needed did you get? </text:p>
            <text:p>1. All of the information</text:p>
            <text:p>2. Most of the information</text:p>
            <text:p>3. Some of the information</text:p>
            <text:p>4. A little of the information</text:p>
            <text:p>5. None of the information</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7" office:value-type="string" calcext:value-type="string">
            <text:p>```What did you like about the even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7" office:value-type="string" calcext:value-type="string">
            <text:p>```What didn't you like about the even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7" office:value-type="string" calcext:value-type="string">
            <text:p>``` How likely are you to continue going to these events? Please score between 1 (very unlikely) and 5 (very likely)```</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7" office:value-type="string" calcext:value-type="string">
            <text:p>```Is there any other feedback you would like to give on this even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office:value-type="string" calcext:value-type="string">
            <text:p>NOT DONE YET</text:p>
          </table:table-cell>
          <table:table-cell table:style-name="ce7" office:value-type="string" calcext:value-type="string">
            <text:p>```Thanks so much, you’ve been really awesome! 👏👏👏👏. We’ve got three golden tickets for people to join our _Movement_ Beta - To let people get involved, just give them this link: 🎫 LINK```</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3" office:value-type="string" calcext:value-type="string">
            <text:p>PLAY AGAIN</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7" office:value-type="string" calcext:value-type="string">
            <text:p>```There are always plenty more events, groups and political actions to explore in Movement. We can help you find the perfect one. Do you want to try again?```</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7" office:value-type="string" calcext:value-type="string">
            <text:p>```That’s grea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3" office:value-type="string" calcext:value-type="string">
            <text:p>&gt; IF YES</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8" office:value-type="string" calcext:value-type="string">
            <text:p>Start new flow.</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9" office:value-type="string" calcext:value-type="string">
            <text:p>&gt; IF NO</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7" office:value-type="string" calcext:value-type="string">
            <text:p>```Okay, that’s fine. Would you be likely to want to do this in future, or have you decided _Movement_ is not for you?```</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1" office:value-type="string" calcext:value-type="string">
            <text:p>Record user feedback</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7" office:value-type="string" calcext:value-type="string">
            <text:p>```Great! Thanks so much.```</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6"/>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3" office:value-type="string" calcext:value-type="string">
            <text:p>ATTEMPT FOR PAYMEN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office:value-type="string" calcext:value-type="string">
            <text:p>NOT DONE YET</text:p>
          </table:table-cell>
          <table:table-cell table:style-name="ce12" office:value-type="string" calcext:value-type="string">
            <text:p>```Help _Movement_ expand beyond Hackney - bringing you more events, campaigns and actions near you by donating the price of one take away coffee a month INSERT LINK.```</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office:value-type="string" calcext:value-type="string">
            <text:p>NOT DONE YET</text:p>
          </table:table-cell>
          <table:table-cell table:style-name="ce9" office:value-type="string" calcext:value-type="string">
            <text:p>``` _Movement_ is activism for the 21st century - using cutting-edge technology to make big change happen by helping ordinary people becoming active. Politics is about doing things together. That’s why we need your help INSERT LINK.```</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office:value-type="string" calcext:value-type="string">
            <text:p>NOT DONE YET</text:p>
          </table:table-cell>
          <table:table-cell table:style-name="ce9" office:value-type="string" calcext:value-type="string">
            <text:p>```We are going up against giants in the tech industry. If we have any hope of succeeding we need the support of our users to continue our work. By donating to _Movement_ you are helping us redefine how technology can aid activism INSERT LINK.```</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3" office:value-type="string" calcext:value-type="string">
            <text:p>REQUEST FOR INFO: DIDN'T REPLY TO ISSUES</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15" office:value-type="string" calcext:value-type="string">
            <text:p>Hi, I'm X, Head of Y at Movemen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Are you able to talk?)</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I'm trying to speak with every user of the service so we can make it better for future users.</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We noticed you signed up for the prototype but didn't move forward.</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That's absolutely fine.</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Would you mind giving us some quick feedback?</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We assumed that prompting users with a list of issues on WhatsApp would elicit responses.</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What held you back from responding?</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open questioning)</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What did you expect to happen nex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20" office:value-type="string" calcext:value-type="string">
            <text:p>Would you consider continuing using the service after this cha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20" office:value-type="string" calcext:value-type="string">
            <text:p>If not, how might we convince you to return to the service.</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3" office:value-type="string" calcext:value-type="string">
            <text:p>STREET RECRUITING</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Hiya, do you live nearby?</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Do you have 30 seconds to talk about a prototype app for politics?</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Grea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It's called Movement.</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The aim is to link you up with political campaigns and activists in your local area, so you can do everyday political work as quickly as possible.</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FOR EXAMPLE...)</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What I want to do is take you through this 30 second prototype</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There are four steps.</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1. We'll get a few quick details to help the process along.</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2. One of our lovely team will message you on Whatsapp</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3. They'll ask you a few quick questions about your political interests, and then match you up with events, campaigns and people.</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4. Then the rest is up for you</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Ok...</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go through app)</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table-cell table:style-name="ce1"/>
          <table:table-cell table:style-name="ce9" office:value-type="string" calcext:value-type="string">
            <text:p>Ok, thanks!</text:p>
          </table:table-cell>
          <table:table-cell table:style-name="ce21" table:number-columns-repeated="3"/>
          <table:table-cell table:style-name="ce24" table:number-columns-repeated="2"/>
          <table:table-cell table:style-name="ce21" table:number-columns-repeated="21"/>
          <table:table-cell table:number-columns-repeated="996"/>
        </table:table-row>
        <table:table-row table:style-name="ro1" table:number-rows-repeated="892">
          <table:table-cell table:style-name="ce1"/>
          <table:table-cell table:style-name="ce9"/>
          <table:table-cell table:style-name="ce21" table:number-columns-repeated="3"/>
          <table:table-cell table:style-name="ce24" table:number-columns-repeated="2"/>
          <table:table-cell table:style-name="ce21" table:number-columns-repeated="21"/>
          <table:table-cell table:number-columns-repeated="996"/>
        </table:table-row>
        <table:table-row table:style-name="ro3" table:number-rows-repeated="1047566">
          <table:table-cell table:number-columns-repeated="1024"/>
        </table:table-row>
        <table:table-row table:style-name="ro3">
          <table:table-cell table:number-columns-repeated="1024"/>
        </table:table-row>
      </table:table>
      <table:table table:name="Failure Cases" table:style-name="ta2">
        <table:table-column table:style-name="co1" table:number-columns-repeated="1024" table:default-cell-style-name="Default"/>
        <table:table-row table:style-name="ro3">
          <table:table-cell table:number-columns-repeated="1024"/>
        </table:table-row>
        <table:table-row table:style-name="ro1">
          <table:table-cell table:style-name="ce16" office:value-type="string" calcext:value-type="string">
            <text:p>&gt; THEY SAY THEY AREN'T IN HACKNEY</text:p>
          </table:table-cell>
          <table:table-cell table:number-columns-repeated="1023"/>
        </table:table-row>
        <table:table-row table:style-name="ro1">
          <table:table-cell table:style-name="ce15" office:value-type="string" calcext:value-type="string">
            <text:p>```That's okay. We have events around the city and we will find you something. Just pick an issue.```</text:p>
          </table:table-cell>
          <table:table-cell table:number-columns-repeated="5"/>
          <table:table-cell table:style-name="ce15" office:value-type="string" calcext:value-type="string">
            <text:p>- this was an error because it gave the game away</text:p>
          </table:table-cell>
          <table:table-cell table:number-columns-repeated="1017"/>
        </table:table-row>
        <table:table-row table:style-name="ro1">
          <table:table-cell table:style-name="ce15" office:value-type="string" calcext:value-type="string">
            <text:p>```That's okay. We have events and groups around the city and we will find you something. Just pick an issue.```</text:p>
          </table:table-cell>
          <table:table-cell table:number-columns-repeated="1023"/>
        </table:table-row>
        <table:table-row table:style-name="ro3" table:number-rows-repeated="1048571">
          <table:table-cell table:number-columns-repeated="1024"/>
        </table:table-row>
        <table:table-row table:style-name="ro3">
          <table:table-cell table:number-columns-repeated="1024"/>
        </table:table-row>
      </table:table>
      <table:table table:name="System To User With Organiser" table:style-name="ta3">
        <table:table-column table:style-name="co1" table:number-columns-repeated="1024" table:default-cell-style-name="Default"/>
        <table:table-row table:style-name="ro1">
          <table:table-cell table:style-name="ce29"/>
          <table:table-cell table:style-name="ce30" office:value-type="string" calcext:value-type="string">
            <text:p>ADD USER AND ORGANISER AND THE SYSTEM TO A GROUP CHAT</text:p>
          </table:table-cell>
          <table:table-cell table:style-name="ce29" table:number-columns-repeated="24"/>
          <table:table-cell table:number-columns-repeated="998"/>
        </table:table-row>
        <table:table-row table:style-name="ro1">
          <table:table-cell table:style-name="ce29"/>
          <table:table-cell table:style-name="ce16" office:value-type="string" calcext:value-type="string">
            <text:p>SET NAME TO:</text:p>
          </table:table-cell>
          <table:table-cell table:style-name="ce29" table:number-columns-repeated="24"/>
          <table:table-cell table:number-columns-repeated="998"/>
        </table:table-row>
        <table:table-row table:style-name="ro1">
          <table:table-cell table:style-name="ce29"/>
          <table:table-cell table:style-name="ce15" office:value-type="string" calcext:value-type="string">
            <text:p>Movement Chat</text:p>
          </table:table-cell>
          <table:table-cell table:style-name="ce29" table:number-columns-repeated="24"/>
          <table:table-cell table:number-columns-repeated="998"/>
        </table:table-row>
        <table:table-row table:style-name="ro1">
          <table:table-cell table:style-name="ce29"/>
          <table:table-cell table:style-name="ce16" office:value-type="string" calcext:value-type="string">
            <text:p>SET DESCRIPTION TO:</text:p>
          </table:table-cell>
          <table:table-cell table:style-name="ce29" table:number-columns-repeated="24"/>
          <table:table-cell table:number-columns-repeated="998"/>
        </table:table-row>
        <table:table-row table:style-name="ro1">
          <table:table-cell table:style-name="ce29"/>
          <table:table-cell table:style-name="ce15" office:value-type="string" calcext:value-type="string">
            <text:p>A conversation between you and the organiser of XXXXX, you will be going to on XXXXXXX.</text:p>
          </table:table-cell>
          <table:table-cell table:style-name="ce29" table:number-columns-repeated="24"/>
          <table:table-cell table:number-columns-repeated="998"/>
        </table:table-row>
        <table:table-row table:style-name="ro1">
          <table:table-cell table:style-name="ce29"/>
          <table:table-cell table:style-name="ce16" office:value-type="string" calcext:value-type="string">
            <text:p>MISSING: SET THE ICON TO AN UNKNOWN ICON</text:p>
          </table:table-cell>
          <table:table-cell table:style-name="ce29" table:number-columns-repeated="24"/>
          <table:table-cell table:number-columns-repeated="998"/>
        </table:table-row>
        <table:table-row table:style-name="ro1" table:number-rows-repeated="2">
          <table:table-cell table:style-name="ce29"/>
          <table:table-cell/>
          <table:table-cell table:style-name="ce29" table:number-columns-repeated="24"/>
          <table:table-cell table:number-columns-repeated="998"/>
        </table:table-row>
        <table:table-row table:style-name="ro1">
          <table:table-cell table:style-name="ce29"/>
          <table:table-cell table:style-name="ce31" office:value-type="string" calcext:value-type="string">
            <text:p>```Hey both! This is &lt;ORGANISED&gt; &lt;ORGANISER&gt;. They are coming along to your event for &lt;GROUP&gt; on the 13th of December 2018 at 8:40PM at &lt;LOCATION&gt;. If you have any questions at all &lt;ORGANISER&gt; then now is the perfect time.```</text:p>
          </table:table-cell>
          <table:table-cell table:style-name="ce29" table:number-columns-repeated="24"/>
          <table:table-cell table:number-columns-repeated="998"/>
        </table:table-row>
        <table:table-row table:style-name="ro1" table:number-rows-repeated="2">
          <table:table-cell table:style-name="ce29"/>
          <table:table-cell table:style-name="ce31"/>
          <table:table-cell table:style-name="ce29" table:number-columns-repeated="24"/>
          <table:table-cell table:number-columns-repeated="998"/>
        </table:table-row>
        <table:table-row table:style-name="ro1">
          <table:table-cell table:style-name="ce29"/>
          <table:table-cell table:style-name="ce30" office:value-type="string" calcext:value-type="string">
            <text:p>STEP BACK AND SEE WHAT HAPPENS</text:p>
          </table:table-cell>
          <table:table-cell table:style-name="ce29" table:number-columns-repeated="24"/>
          <table:table-cell table:number-columns-repeated="998"/>
        </table:table-row>
        <table:table-row table:style-name="ro1">
          <table:table-cell table:style-name="ce29" table:number-columns-repeated="26"/>
          <table:table-cell table:number-columns-repeated="998"/>
        </table:table-row>
        <table:table-row table:style-name="ro1" table:number-rows-repeated="987">
          <table:table-cell table:style-name="ce29"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System To Organiser" table:style-name="ta4">
        <table:table-column table:style-name="co7" table:default-cell-style-name="Default"/>
        <table:table-column table:style-name="co8" table:default-cell-style-name="Default"/>
        <table:table-column table:style-name="co1" table:number-columns-repeated="1022" table:default-cell-style-name="Default"/>
        <table:table-row table:style-name="ro3">
          <table:table-cell table:number-columns-repeated="1024"/>
        </table:table-row>
        <table:table-row table:style-name="ro1">
          <table:table-cell/>
          <table:table-cell table:style-name="ce15" office:value-type="string" calcext:value-type="string">
            <text:p>Seems missing</text:p>
          </table:table-cell>
          <table:table-cell table:number-columns-repeated="1022"/>
        </table:table-row>
        <table:table-row table:style-name="ro3" table:number-rows-repeated="7">
          <table:table-cell table:number-columns-repeated="1024"/>
        </table:table-row>
        <table:table-row table:style-name="ro1">
          <table:table-cell table:style-name="ce3"/>
          <table:table-cell table:style-name="ce3" office:value-type="string" calcext:value-type="string">
            <text:p>POST EVENT FEEDBACK - NEXT DAY</text:p>
          </table:table-cell>
          <table:table-cell table:number-columns-repeated="1022"/>
        </table:table-row>
        <table:table-row table:style-name="ro1">
          <table:table-cell/>
          <table:table-cell table:style-name="ce15" office:value-type="string" calcext:value-type="string">
            <text:p>``` Thanks for using _Movement_. We would love to find out how we can help </text:p>
            <text:p>improve your (INPUT EVENT OR CAMPAIGN). We're sending you a short survey</text:p>
            <text:p>so we can find out more.```</text:p>
          </table:table-cell>
          <table:table-cell table:number-columns-repeated="1022"/>
        </table:table-row>
        <table:table-row table:style-name="ro1">
          <table:table-cell/>
          <table:table-cell table:style-name="ce15" office:value-type="string" calcext:value-type="string">
            <text:p>```What kinds of information would you like to know about your event? Choose as many as you like!</text:p>
            <text:p>1. The number of people who came.</text:p>
            <text:p>2. How attendees rated your event</text:p>
            <text:p>3. Feedback on what could be improved</text:p>
            <text:p>4. General feedback on what people thought</text:p>
            <text:p>5. Whether people wanted to come back again</text:p>
            <text:p>6. How engaged people were with your event / meeting</text:p>
            <text:p>7. How many people came because of _Movement_</text:p>
          </table:table-cell>
          <table:table-cell table:number-columns-repeated="1022"/>
        </table:table-row>
        <table:table-row table:style-name="ro3" table:number-rows-repeated="1048563">
          <table:table-cell table:number-columns-repeated="1024"/>
        </table:table-row>
        <table:table-row table:style-name="ro3">
          <table:table-cell table:number-columns-repeated="1024"/>
        </table:table-row>
      </table:table>
      <table:table table:name="User To Golden Ticket" table:style-name="ta5">
        <table:table-column table:style-name="co1" table:number-columns-repeated="1024" table:default-cell-style-name="Default"/>
        <table:table-row table:style-name="ro1">
          <table:table-cell table:style-name="ce21" table:number-columns-repeated="26"/>
          <table:table-cell table:number-columns-repeated="998"/>
        </table:table-row>
        <table:table-row table:style-name="ro1">
          <table:table-cell table:style-name="ce21"/>
          <table:table-cell table:style-name="ce32" office:value-type="string" calcext:value-type="string">
            <text:p>User clicks link</text:p>
          </table:table-cell>
          <table:table-cell table:style-name="ce21" table:number-columns-repeated="24"/>
          <table:table-cell table:number-columns-repeated="998"/>
        </table:table-row>
        <table:table-row table:style-name="ro1">
          <table:table-cell table:style-name="ce21"/>
          <table:table-cell table:style-name="ce33" office:value-type="string" calcext:value-type="string">
            <text:p>```Thanks so much for joining _Movement_. We really appreciate it!```</text:p>
          </table:table-cell>
          <table:table-cell table:style-name="ce21" table:number-columns-repeated="24"/>
          <table:table-cell table:number-columns-repeated="998"/>
        </table:table-row>
        <table:table-row table:style-name="ro1">
          <table:table-cell table:style-name="ce21"/>
          <table:table-cell table:style-name="ce33" office:value-type="string" calcext:value-type="string">
            <text:p>```Right now there are too many people who want to get involved for us at Common Knowledge to talk. We talk to every person individually, so it takes a bit of time.```</text:p>
          </table:table-cell>
          <table:table-cell table:style-name="ce21" table:number-columns-repeated="24"/>
          <table:table-cell table:number-columns-repeated="998"/>
        </table:table-row>
        <table:table-row table:style-name="ro1">
          <table:table-cell table:style-name="ce21"/>
          <table:table-cell table:style-name="ce33" office:value-type="string" calcext:value-type="string">
            <text:p>```However, we will get back to you as soon as we are able - we promise!```</text:p>
          </table:table-cell>
          <table:table-cell table:style-name="ce21" table:number-columns-repeated="24"/>
          <table:table-cell table:number-columns-repeated="998"/>
        </table:table-row>
        <table:table-row table:style-name="ro1">
          <table:table-cell table:style-name="ce21"/>
          <table:table-cell table:style-name="ce33" office:value-type="string" calcext:value-type="string">
            <text:p>```There are XXXX people waiting to be talked to and it typically takes YYY to get to someone.```</text:p>
          </table:table-cell>
          <table:table-cell table:style-name="ce21" table:number-columns-repeated="24"/>
          <table:table-cell table:number-columns-repeated="998"/>
        </table:table-row>
        <table:table-row table:style-name="ro1">
          <table:table-cell table:style-name="ce21"/>
          <table:table-cell table:style-name="ce33" office:value-type="string" calcext:value-type="string">
            <text:p>```Just as &lt;NAME OF FRIEND&gt; got a golden ticket, you’ve got three golden tickets for people to join our _Movement_ beta. To let people get involved, just give them this link: https://movement.commons.coop/```</text:p>
          </table:table-cell>
          <table:table-cell table:style-name="ce21" table:number-columns-repeated="24"/>
          <table:table-cell table:number-columns-repeated="998"/>
        </table:table-row>
        <table:table-row table:style-name="ro1">
          <table:table-cell table:style-name="ce21"/>
          <table:table-cell table:style-name="ce33" office:value-type="string" calcext:value-type="string">
            <text:p>```This link is unique to you.The more people you invite the faster this grows and the faster we can change things in Hackney and beyond.```</text:p>
          </table:table-cell>
          <table:table-cell table:style-name="ce21" table:number-columns-repeated="24"/>
          <table:table-cell table:number-columns-repeated="998"/>
        </table:table-row>
        <table:table-row table:style-name="ro1">
          <table:table-cell table:style-name="ce21"/>
          <table:table-cell table:style-name="ce34" office:value-type="string" calcext:value-type="string">
            <text:p>```Thanks so much! We really appreciate it!```</text:p>
          </table:table-cell>
          <table:table-cell table:style-name="ce21" table:number-columns-repeated="24"/>
          <table:table-cell table:number-columns-repeated="998"/>
        </table:table-row>
        <table:table-row table:style-name="ro1">
          <table:table-cell table:style-name="ce21" table:number-columns-repeated="26"/>
          <table:table-cell table:number-columns-repeated="998"/>
        </table:table-row>
        <table:table-row table:style-name="ro1" table:number-rows-repeated="990">
          <table:table-cell table:style-name="ce21"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ailure_20_Cases" style:display-name="PageStyle_Failure Cases" style:page-layout-name="Mpm3">
      <style:header style:display="false"/>
      <style:header-left style:display="false"/>
      <style:footer style:display="false"/>
      <style:footer-left style:display="false"/>
    </style:master-page>
    <style:master-page style:name="PageStyle_5f_System_20_To_20_User_20_With_20_Organiser" style:display-name="PageStyle_System To User With Organiser" style:page-layout-name="Mpm3">
      <style:header style:display="false"/>
      <style:header-left style:display="false"/>
      <style:footer style:display="false"/>
      <style:footer-left style:display="false"/>
    </style:master-page>
    <style:master-page style:name="PageStyle_5f_User_20_To_20_Golden_20_Ticket" style:display-name="PageStyle_User To Golden Ticket" style:page-layout-name="Mpm3">
      <style:header style:display="false"/>
      <style:header-left style:display="false"/>
      <style:footer style:display="false"/>
      <style:footer-left style:display="false"/>
    </style:master-page>
    <style:master-page style:name="PageStyle_5f_System_20_To_20_Organiser" style:display-name="PageStyle_System To Organiser" style:page-layout-name="Mpm3">
      <style:header style:display="false"/>
      <style:header-left style:display="false"/>
      <style:footer style:display="false"/>
      <style:footer-left style:display="false"/>
    </style:master-page>
    <style:master-page style:name="PageStyle_5f_System_20_To_20_User" style:display-name="PageStyle_System To Us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140" meta:object-count="0"/>
    <meta:generator>LibreOffice/6.1.3.2$MacOSX_X86_64 LibreOffice_project/86daf60bf00efa86ad547e59e09d6bb77c699acb</meta:generator>
  </office:meta>
</office:document-meta>
</file>